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353cm" style:contextual-spacing="false" fo:line-height="115%"/>
    </style:style>
    <style:style style:name="P2" style:family="paragraph" style:parent-style-name="Standard">
      <style:paragraph-properties fo:margin-top="0cm" fo:margin-bottom="0.353cm" style:contextual-spacing="false" fo:line-height="115%"/>
      <style:text-properties style:font-name="Calibri" fo:font-size="11pt" fo:language="pt" fo:country="PT" style:font-size-asian="11pt"/>
    </style:style>
    <style:style style:name="T1" style:family="text">
      <style:text-properties style:font-name="Calibri" fo:font-size="11pt" fo:language="pt" fo:country="PT" style:font-size-asian="11pt"/>
    </style:style>
    <style:style style:name="T2" style:family="text">
      <style:text-properties officeooo:rsid="000ed5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loext:marker-style-name="T1">Atores</text:p>
      <text:p text:style-name="P2" loext:marker-style-name="T1">Administrador: Usuário com permissões completas para gerenciar o site. Responsável por gerenciar produtos e promoções. Responsável por criar e gerenciar promoções e cupons.</text:p>
      <text:p text:style-name="P2" loext:marker-style-name="T1">Cliente: Usuário que compra produtos no site.</text:p>
      <text:p text:style-name="P2" loext:marker-style-name="T1"><text:s/></text:p>
      <text:p text:style-name="P2" loext:marker-style-name="T1"/>
      <text:p text:style-name="P2" loext:marker-style-name="T1">### Casos de Uso</text:p>
      <text:p text:style-name="P2" loext:marker-style-name="T1">1. *Adicionar Novo Produto*</text:p>
      <text:p text:style-name="P2" loext:marker-style-name="T1"><text:s text:c="3"/>- *Atores*: Administrador</text:p>
      <text:p text:style-name="P2" loext:marker-style-name="T1"><text:s text:c="3"/>- *Descrição*: Permite que o ator adicione novos produtos ao catálogo da loja, incluindo detalhes como nome, descrição, preço, e imagens.</text:p>
      <text:p text:style-name="P2" loext:marker-style-name="T1"/>
      <text:p text:style-name="P2" loext:marker-style-name="T1">2. *Remover Produto*</text:p>
      <text:p text:style-name="P2" loext:marker-style-name="T1"><text:s text:c="3"/>- *Atores*: Administrador</text:p>
      <text:p text:style-name="P2" loext:marker-style-name="T1"><text:s text:c="3"/>- *Descrição*: Permite que o ator remova produtos existentes do catálogo da loja.</text:p>
      <text:p text:style-name="P2" loext:marker-style-name="T1"/>
      <text:p text:style-name="P2" loext:marker-style-name="T1">3. *Adicionar Usuário*</text:p>
      <text:p text:style-name="P2" loext:marker-style-name="T1"><text:s text:c="3"/>- *Atores*: Administrador</text:p>
      <text:p text:style-name="P2" loext:marker-style-name="T1"><text:s text:c="3"/>- *Descrição*: Permite que o administrador adicione novos usuários ao sistema com diferentes permissões.</text:p>
      <text:p text:style-name="P2" loext:marker-style-name="T1"/>
      <text:p text:style-name="P2" loext:marker-style-name="T1">4. *Gerenciar Usuários*</text:p>
      <text:p text:style-name="P2" loext:marker-style-name="T1"><text:s text:c="3"/>- *Atores*: Administrador</text:p>
      <text:p text:style-name="P2" loext:marker-style-name="T1"><text:s text:c="3"/>- *Descrição*: Permite que o administrador edite ou remova usuários existentes.</text:p>
      <text:p text:style-name="P2" loext:marker-style-name="T1"/>
      <text:p text:style-name="P2" loext:marker-style-name="T1">5. *Adicionar Promoções (Voucher, Cupons)*</text:p>
      <text:p text:style-name="P2" loext:marker-style-name="T1"><text:s text:c="3"/>- *Atores*: Administrador </text:p>
      <text:p text:style-name="P2" loext:marker-style-name="T1"><text:s text:c="3"/>- *Descrição*: Permite que o ator crie e configure promoções e cupons que podem ser aplicados aos produtos.</text:p>
      <text:p text:style-name="P2" loext:marker-style-name="T1"/>
      <text:p text:style-name="P2" loext:marker-style-name="T1"><text:soft-page-break/>6. *Visualizar Produtos*</text:p>
      <text:p text:style-name="P2" loext:marker-style-name="T1"><text:s text:c="3"/>- *Atores*: Cliente</text:p>
      <text:p text:style-name="P2" loext:marker-style-name="T1"><text:s text:c="3"/>- *Descrição*: Permite que o cliente visualize os produtos disponíveis na loja.</text:p>
      <text:p text:style-name="P2" loext:marker-style-name="T1"/>
      <text:p text:style-name="P2" loext:marker-style-name="T1">7. *Comprar Produto*</text:p>
      <text:p text:style-name="P2" loext:marker-style-name="T1"><text:s text:c="3"/>- *Atores*: Cliente</text:p>
      <text:p text:style-name="P2" loext:marker-style-name="T1"><text:s text:c="3"/>- *Descrição*: Permite que o cliente adicione produtos ao carrinho e complete a compra.</text:p>
      <text:p text:style-name="P2" loext:marker-style-name="T1"/>
      <text:p text:style-name="P2" loext:marker-style-name="T1">8. *Aplicar Promoções*</text:p>
      <text:p text:style-name="P2" loext:marker-style-name="T1"><text:s text:c="3"/>- *Atores*: Cliente</text:p>
      <text:p text:style-name="P2" loext:marker-style-name="T1"><text:s text:c="3"/>- *Descrição*: Permite que o cliente aplique cupons ou vouchers durante o processo de checkout.</text:p>
      <text:p text:style-name="P2" loext:marker-style-name="T1"/>
      <text:p text:style-name="P2" loext:marker-style-name="T1">### Diagrama de Casos de Uso</text:p>
      <text:p text:style-name="P2" loext:marker-style-name="T1"/>
      <text:p text:style-name="P2" loext:marker-style-name="T1">Administrador</text:p>
      <text:p text:style-name="P1" loext:marker-style-name="T1"><text:span text:style-name="T1"><text:s text:c="2"/>- Adicionar Novo Produto</text:span></text:p>
      <text:p text:style-name="P2" loext:marker-style-name="T1"><text:s text:c="2"/>- Remover Produto</text:p>
      <text:p text:style-name="P2" loext:marker-style-name="T1"><text:s text:c="2"/>- Adicionar Usuário</text:p>
      <text:p text:style-name="P2" loext:marker-style-name="T1"><text:s text:c="2"/>- Gerenciar Usuários</text:p>
      <text:p text:style-name="P2" loext:marker-style-name="T1"><text:s text:c="2"/>- Adicionar Promoções (Voucher, Cupons);</text:p>
      <text:p text:style-name="P2" loext:marker-style-name="T1"/>
      <text:p text:style-name="P2" loext:marker-style-name="T1">Cliente</text:p>
      <text:p text:style-name="P2" loext:marker-style-name="T1"><text:s text:c="2"/>- Visualizar Produtos</text:p>
      <text:p text:style-name="P2" loext:marker-style-name="T1"><text:s text:c="2"/>- Comprar Produto</text:p>
      <text:p text:style-name="P2" loext:marker-style-name="T1"><text:s text:c="2"/>- Aplicar Promoções</text:p>
      <text:p text:style-name="P2" loext:marker-style-name="T1"/>
      <text:p text:style-name="P2" loext:marker-style-name="T1">interesses e interessados</text:p>
      <text:p text:style-name="P2" loext:marker-style-name="T1"><text:s/>administrador: cria novos usuários,deleta usuários ,gerência usuários e administra os produtos da loja </text:p>
      <text:p text:style-name="P2" loext:marker-style-name="T1"/>
      <text:p text:style-name="P2" loext:marker-style-name="T1"><text:soft-page-break/>cliente: acessa e adiciona a ao carrinho, Compra da loja e salva seu dados para compras futuras.</text:p>
      <text:p text:style-name="P2" loext:marker-style-name="T1"/>
      <text:p text:style-name="P2" loext:marker-style-name="T1">vis<text:span text:style-name="T2">ã</text:span>o geral</text:p>
      <text:p text:style-name="P2" loext:marker-style-name="T1">O Administrador da loja faz as camisetas as expõe para que os clientes possam comprar. Os clientes que podem comprar devem estar em estados próximos. Os clientes podem habilitar cupons ou vaucher para suas compras.</text:p>
      <text:p text:style-name="P2" loext:marker-style-name="T1"/>
      <text:p text:style-name="P2" loext:marker-style-name="T1">Pré-condições</text:p>
      <text:p text:style-name="P2" loext:marker-style-name="T1">Os clientes devem estar ciente da limitação da entrega.</text:p>
      <text:p text:style-name="P2" loext:marker-style-name="T1">Pós-<text:span text:style-name="T2">condições</text:span></text:p>
      <text:p text:style-name="P2" loext:marker-style-name="T1">Os dados do cliente s<text:span text:style-name="T2">ã</text:span>o armazenados no sistema.</text:p>
      <text:p text:style-name="P2" loext:marker-style-name="T1">cenário de suce<text:span text:style-name="T2">s</text:span>so</text:p>
      <text:p text:style-name="P2" loext:marker-style-name="T1">O cliente entra na loja, escolhe seus produtos,vai ate o carinho confere os produtos,finaliza o processo de compra no site. </text:p>
      <text:p text:style-name="P2" loext:marker-style-name="T1"/>
      <text:p text:style-name="P2" loext:marker-style-name="T1"/>
      <text:p text:style-name="P2"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8T19:47:14.197000000</meta:creation-date>
    <dc:date>2024-09-08T19:52:34.088000000</dc:date>
    <meta:editing-duration>PT5M20S</meta:editing-duration>
    <meta:editing-cycles>1</meta:editing-cycles>
    <meta:document-statistic meta:table-count="0" meta:image-count="0" meta:object-count="0" meta:page-count="3" meta:paragraph-count="51" meta:word-count="351" meta:character-count="2401" meta:non-whitespace-character-count="2031"/>
    <meta:generator>LibreOffice/24.2.5.2$Windows_X86_64 LibreOffice_project/bffef4ea93e59bebbeaf7f431bb02b1a39ee8a59</meta:generator>
  </office:meta>
</office:document-meta>
</file>